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5CDB6E0D.png"/>
  <manifest:file-entry manifest:media-type="image/jpeg" manifest:full-path="Pictures/1000000000000020000000201BE557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draw:marker-start-width="0.45cm" draw:marker-end-width="0.45cm" draw:fill="solid" draw:fill-color="#9999ff"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1cm" draw:marker-start-width="0.45cm" draw:marker-end-width="0.45cm" draw:fill="solid" draw:fill-color="#ffcc99" draw:textarea-horizontal-align="justify" draw:textarea-vertical-align="top" draw:auto-grow-height="false" fo:padding-top="0.175cm" fo:padding-bottom="0.175cm" fo:padding-left="0.3cm" fo:padding-right="0.3cm"/>
    </style:style>
    <style:style style:name="gr3" style:family="graphic" style:parent-style-name="standard">
      <style:graphic-properties svg:stroke-width="0.1cm" draw:marker-start-width="0.45cm" draw:marker-end-width="0.45cm" draw:fill="solid" draw:fill-color="#ccffff" draw:textarea-horizontal-align="justify" draw:textarea-vertical-align="top" draw:auto-grow-height="false" fo:padding-top="0.175cm" fo:padding-bottom="0.175cm" fo:padding-left="0.3cm" fo:padding-right="0.3cm"/>
    </style:style>
    <style:style style:name="gr4" style:family="graphic" style:parent-style-name="standard">
      <style:graphic-properties svg:stroke-width="0.1cm" draw:marker-start-width="0.45cm" draw:marker-end-width="0.45cm" draw:fill="solid" draw:fill-color="#ffffcc" draw:textarea-horizontal-align="justify" draw:textarea-vertical-align="top" draw:auto-grow-height="false" fo:padding-top="0.175cm" fo:padding-bottom="0.175cm" fo:padding-left="0.3cm" fo:padding-right="0.3cm"/>
    </style:style>
    <style:style style:name="gr5" style:family="graphic" style:parent-style-name="standard">
      <style:graphic-properties draw:textarea-horizontal-align="center" draw:textarea-vertical-align="top"/>
    </style:style>
    <style:style style:name="gr6" style:family="graphic" style:parent-style-name="standard">
      <style:graphic-properties draw:stroke="dash" draw:stroke-dash="Fine_20_Dashed" draw:textarea-horizontal-align="center" draw:textarea-vertical-align="top"/>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dash" draw:stroke-dash="Fine_20_Dashed" draw:textarea-horizontal-align="justify" draw:textarea-vertical-align="middle" draw:auto-grow-height="false"/>
    </style:style>
    <style:style style:name="gr10" style:family="graphic" style:parent-style-name="standard">
      <style:graphic-properties svg:stroke-width="0.2cm" svg:stroke-color="#0000ff" draw:marker-start-width="0.6cm" draw:marker-end-width="0.6cm" draw:textarea-horizontal-align="center" draw:textarea-vertical-align="middle" fo:padding-top="0.225cm" fo:padding-bottom="0.225cm" fo:padding-left="0.35cm" fo:padding-right="0.3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1cm" draw:marker-start-width="0.45cm" draw:marker-end="Arrow" draw:marker-end-width="0.45cm" draw:textarea-horizontal-align="center" draw:textarea-vertical-align="top" fo:padding-top="0.175cm" fo:padding-bottom="0.175cm" fo:padding-left="0.3cm" fo:padding-right="0.3cm"/>
    </style:style>
    <style:style style:name="gr13" style:family="graphic" style:parent-style-name="standard">
      <style:graphic-properties draw:stroke="none" svg:stroke-color="#000000" draw:fill="none" draw:fill-color="#ffffff" fo:min-height="1.25cm"/>
    </style:style>
    <style:style style:name="gr14" style:family="graphic" style:parent-style-name="standard">
      <style:graphic-properties draw:stroke="none" svg:stroke-color="#000000" draw:fill="none" draw:fill-color="#ffffff" fo:min-height="1.336cm"/>
    </style:style>
    <style:style style:name="gr15" style:family="graphic" style:parent-style-name="standard">
      <style:graphic-properties draw:stroke="none" svg:stroke-color="#000000" draw:fill="none" draw:fill-color="#ffffff" fo:min-height="0.75cm"/>
    </style:style>
    <style:style style:name="gr16" style:family="graphic" style:parent-style-name="standard">
      <style:graphic-properties svg:stroke-width="0.4cm" svg:stroke-color="#0000ff" draw:marker-start="" draw:marker-start-width="0.9cm" draw:marker-end="Arrow" draw:marker-end-width="0.9cm" draw:textarea-horizontal-align="center" draw:textarea-vertical-align="middle" fo:padding-top="0.325cm" fo:padding-bottom="0.325cm" fo:padding-left="0.45cm" fo:padding-right="0.45cm"/>
    </style:style>
    <style:style style:name="P1" style:family="paragraph">
      <style:paragraph-properties fo:line-height="100%"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line-height="100%" fo:text-align="center"/>
      <style:text-properties fo:font-size="28pt" style:font-size-asian="28pt" style:font-size-complex="28pt"/>
    </style:style>
    <style:style style:name="P4" style:family="paragraph">
      <style:paragraph-properties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9cm" svg:height="6.5cm" svg:x="10.4cm" svg:y="13.5cm">
          <text:p text:style-name="P1"><text:span text:style-name="T1">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9cm" svg:height="19cm" svg:x="19.5cm" svg:y="1cm">
          <text:p text:style-name="P2"><text:span text:style-name="T1">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12.5cm" svg:x="10.4cm" svg:y="1cm">
          <text:p text:style-name="P1"><text:span text:style-name="T1">表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9.2cm" svg:height="19cm" svg:x="1.1cm" svg:y="1cm">
          <text:p text:style-name="P1"><text:span text:style-name="T1">入力</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4" draw:layer="layout" svg:width="6.5cm" svg:height="5cm" svg:x="11.8cm" svg:y="6.3cm">
          <text:p text:style-name="P4">&lt;&lt;画面&gt;&gt;</text:p>
          <text:p text:style-name="P4">2.表示画面</text:p>
        </draw:rect>
        <draw:rect draw:style-name="gr5" draw:text-style-name="P4" draw:layer="layout" svg:width="7cm" svg:height="5cm" svg:x="2cm" svg:y="6.4cm">
          <text:p text:style-name="P4">&lt;&lt;画面&gt;&gt;</text:p>
          <text:p text:style-name="P4">1.入力画面</text:p>
        </draw:rect>
        <draw:rect draw:style-name="gr6" draw:text-style-name="P4" draw:layer="layout" svg:width="5cm" svg:height="2.5cm" svg:x="23cm" svg:y="4cm">
          <text:p text:style-name="P4">&lt;&lt;画面&gt;&gt;</text:p>
          <text:p text:style-name="P4">PCクライアント</text:p>
        </draw:rect>
        <draw:custom-shape draw:style-name="gr7" draw:text-style-name="P4" draw:layer="layout" svg:width="6.2cm" svg:height="4cm" svg:x="22.5cm" svg:y="5.5cm">
          <text:p text:style-name="P4">クラウド</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4" draw:layer="layout" svg:width="5cm" svg:height="3cm" svg:x="12.5cm" svg:y="15.5cm">
          <text:p text:style-name="P4">入出金</text:p>
          <text:p text:style-name="P4">残高</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4" draw:layer="layout" svg:width="4cm" svg:height="3cm" svg:x="5.6cm" svg:y="15cm">
          <text:p text:style-name="P4">バックアップ</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4" draw:layer="layout" svg:width="2.5cm" svg:height="3cm" svg:x="25.5cm" svg:y="11.7cm">
          <text:p text:style-name="P4">帳票</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 draw:layer="layout" svg:width="4cm" svg:height="2.5cm" svg:x="24cm" svg:y="8.5cm">
          <text:p text:style-name="P4">バックアップ</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0" draw:text-style-name="P4" draw:layer="layout" svg:x1="1cm" svg:y1="3.5cm" svg:x2="28.7cm" svg:y2="3.5cm">
          <text:p/>
        </draw:line>
        <draw:custom-shape draw:style-name="gr8" draw:text-style-name="P4" draw:layer="layout" svg:width="3.5cm" svg:height="2.514cm" svg:x="21cm" svg:y="12.7cm">
          <text:p text:style-name="P4">CSV</text:p>
          <text:p text:style-name="P4">XML</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4" draw:layer="layout" svg:width="1.602cm" svg:height="1.486cm" svg:x="20.2cm" svg:y="12.2cm">
          <draw:image xlink:href="Pictures/1000000000000020000000201BE557EF.jpg" xlink:type="simple" xlink:show="embed" xlink:actuate="onLoad">
            <text:p/>
          </draw:image>
        </draw:frame>
        <draw:frame draw:style-name="gr11" draw:text-style-name="P4" draw:layer="layout" svg:width="1.5cm" svg:height="1.5cm" svg:x="24.5cm" svg:y="11.2cm">
          <draw:image xlink:href="Pictures/1000020100000020000000205CDB6E0D.png" xlink:type="simple" xlink:show="embed" xlink:actuate="onLoad">
            <text:p/>
          </draw:image>
        </draw:frame>
        <draw:custom-shape draw:style-name="gr8" draw:text-style-name="P4" draw:layer="layout" svg:width="3.5cm" svg:height="2cm" svg:x="1.5cm" svg:y="14cm">
          <text:p text:style-name="P4">OCR</text:p>
          <draw:enhanced-geometry svg:viewBox="0 0 21600 21600" draw:glue-points="10800 2150 0 10800 10800 19890 21600 10800" draw:text-areas="0 4300 21600 21600" draw:type="flowchart-manual-input" draw:enhanced-path="M 0 4300 L 21600 0 21600 21600 0 21600 0 4300 Z N"/>
        </draw:custom-shape>
        <draw:line draw:style-name="gr12" draw:text-style-name="P4" draw:layer="layout" svg:x1="9cm" svg:y1="7.3cm" svg:x2="11.5cm" svg:y2="7.3cm">
          <text:p/>
        </draw:line>
        <draw:frame draw:style-name="gr13" draw:layer="layout" svg:width="2.5cm" svg:height="1.521cm" svg:x="8.2cm" svg:y="5cm">
          <draw:text-box>
            <text:p>登録</text:p>
            <text:p>ボタン</text:p>
          </draw:text-box>
        </draw:frame>
        <draw:frame draw:style-name="gr14" draw:layer="layout" svg:width="2.5cm" svg:height="1.586cm" svg:x="10.5cm" svg:y="11.414cm">
          <draw:text-box>
            <text:p>修正</text:p>
            <text:p>ボタン</text:p>
          </draw:text-box>
        </draw:frame>
        <draw:frame draw:style-name="gr15" draw:layer="layout" svg:width="3.5cm" svg:height="1cm" svg:x="20cm" svg:y="10cm">
          <draw:text-box>
            <text:p>出力ボタン</text:p>
          </draw:text-box>
        </draw:frame>
        <draw:frame draw:style-name="gr15" draw:layer="layout" svg:width="4cm" svg:height="1.521cm" svg:x="19.5cm" svg:y="6.979cm">
          <draw:text-box>
            <text:p>バックアップメニュー</text:p>
          </draw:text-box>
        </draw:frame>
        <draw:line draw:style-name="gr12" draw:text-style-name="P4" draw:layer="layout" svg:x1="18.6cm" svg:y1="10cm" svg:x2="23cm" svg:y2="12cm">
          <text:p/>
        </draw:line>
        <draw:line draw:style-name="gr12" draw:text-style-name="P4" draw:layer="layout" svg:x1="18.5cm" svg:y1="8.8cm" svg:x2="23cm" svg:y2="8.8cm">
          <text:p/>
        </draw:line>
        <draw:line draw:style-name="gr12" draw:text-style-name="P4" draw:layer="layout" svg:x1="11.5cm" svg:y1="10cm" svg:x2="9cm" svg:y2="10cm">
          <text:p/>
        </draw:line>
        <draw:line draw:style-name="gr16" draw:text-style-name="P4" draw:layer="layout" svg:x1="8.5cm" svg:y1="11.5cm" svg:x2="13cm" svg:y2="15.5cm">
          <text:p/>
        </draw:line>
        <draw:line draw:style-name="gr16" draw:text-style-name="P4" draw:layer="layout" svg:x1="17cm" svg:y1="14.5cm" svg:x2="17cm" svg:y2="11.5cm">
          <text:p/>
        </draw:line>
        <draw:line draw:style-name="gr12" draw:text-style-name="P4" draw:layer="layout" svg:x1="7cm" svg:y1="14.5cm" svg:x2="7cm" svg:y2="12cm">
          <text:p/>
        </draw:line>
        <draw:frame draw:style-name="gr14" draw:layer="layout" svg:width="3cm" svg:height="1.586cm" svg:x="7.4cm" svg:y="13.2cm">
          <draw:text-box>
            <text:p>レストアメニュー</text:p>
          </draw:text-box>
        </draw:frame>
        <draw:line draw:style-name="gr12" draw:text-style-name="P4" draw:layer="layout" svg:x1="3.5cm" svg:y1="14cm" svg:x2="3.5cm" svg:y2="11.5cm">
          <text:p/>
        </draw:line>
        <draw:frame draw:style-name="gr13" draw:layer="layout" svg:width="3cm" svg:height="1.598cm" svg:x="3.7cm" svg:y="12.1cm">
          <draw:text-box>
            <text:p>OCR</text:p>
            <text:p>取り込み</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泉 勇樹</meta:initial-creator>
    <meta:creation-date>2012-04-27T23:25:56.37</meta:creation-date>
    <dc:date>2012-04-28T01:20:14.02</dc:date>
    <dc:creator>泉 勇樹</dc:creator>
    <meta:editing-duration>PT1H23M32S</meta:editing-duration>
    <meta:editing-cycles>18</meta:editing-cycles>
    <meta:generator>OpenOffice.org/3.3$Win32 OpenOffice.org_project/330m20$Build-9567</meta:generator>
    <meta:document-statistic meta:object-count="31"/>
  </office:meta>
</office:document-meta>
</file>